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916cm" style:rel-column-width="30753*"/>
    </style:style>
    <style:style style:name="Tabella3.B" style:family="table-column">
      <style:table-column-properties style:column-width="10.084cm" style:rel-column-width="34782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" style:family="table">
      <style:table-properties style:width="19.024cm" fo:margin-left="0cm" table:align="left"/>
    </style:style>
    <style:style style:name="Tabella5.A" style:family="table-column">
      <style:table-column-properties style:column-width="19.024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0.9cm"/>
    </style:style>
    <style:style style:name="Tabella7.B" style:family="table-column">
      <style:table-column-properties style:column-width="14.579cm"/>
    </style:style>
    <style:style style:name="Tabella7.C" style:family="table-column">
      <style:table-column-properties style:column-width="3.493cm"/>
    </style:style>
    <style:style style:name="Tabella7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87cm" style:rel-column-width="8578*"/>
    </style:style>
    <style:style style:name="Tabella1.B" style:family="table-column">
      <style:table-column-properties style:column-width="16.514cm" style:rel-column-width="56957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9.5cm" style:rel-column-width="32767*"/>
    </style:style>
    <style:style style:name="Tabella2.B" style:family="table-column">
      <style:table-column-properties style:column-width="9.5cm" style:rel-column-width="32768*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12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6">, <text:placeholder text:placeholder-type="text">&lt;formatLang(o.date_order, date=True) if o.date_order else ""&gt;</text:placeholder></text:p>
            <text:p text:style-name="P9">Ns. rif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7"><text:span text:style-name="T3">Vs. rif. c.a. Egr. Sig. </text:span><text:span text:style-name="T3"><text:placeholder text:placeholder-type="text">&lt;o.client_order_ref&gt;</text:placeholder></text:span></text:p>
            <text:p text:style-name="P20"><text:span text:style-name="T3">Rif. commerciale: </text:span><text:span text:style-name="T3"><text:placeholder text:placeholder-type="text">&lt;(o.user_id and o.user_id.name) or ''&gt;</text:placeholder></text:span></text:p>
          </table:table-cell>
          <table:table-cell table:style-name="Tabella3.B1" office:value-type="string">
            <text:p text:style-name="P25"><text:span text:style-name="T6">Spettabile Società</text:span><text:span text:style-name="T7"><text:line-break/></text:span><text:span text:style-name="T5"><text:placeholder text:placeholder-type="text">&lt;o.partner_id.name&gt;</text:placeholder></text:span><text:span text:style-name="T5"><text:line-break/></text:span><text:span text:style-name="T6"><text:placeholder text:placeholder-type="text">&lt;o.partner_id.street&gt;</text:placeholder></text:span><text:span text:style-name="T6"> <text:line-break/></text:span><text:span text:style-name="T6"><text:placeholder text:placeholder-type="text">&lt;o.partner_id.zip&gt;</text:placeholder></text:span><text:span text:style-name="T6"> - <text:s/></text:span><text:span text:style-name="T6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8"/>
          </table:table-cell>
          <table:table-cell table:style-name="Tabella3.B1" office:value-type="string">
            <text:p text:style-name="P24"/>
          </table:table-cell>
        </table:table-row>
      </table:table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21"><text:span text:style-name="T8">OGGETTO: </text:span><text:span text:style-name="T8"><text:placeholder text:placeholder-type="text">&lt;o.subject&gt;</text:placeholder></text:span></text:p>
            <text:p text:style-name="P17"><text:placeholder text:placeholder-type="text">&lt;set_counter('id',1)&gt;</text:placeholder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table:number-columns-spanned="3" office:value-type="string">
                  <text:p text:style-name="P23"><text:text-input text:description="&lt;for each=&quot;l  in o.order_line&quot;&gt;">starts for loop line</text:text-input></text:p>
                </table:table-cell>
                <table:covered-table-cell/>
                <table:covered-table-cell/>
              </table:table-row>
              <table:table-row>
                <table:table-cell table:style-name="Tabella7.A1" office:value-type="string">
                  <text:p text:style-name="P14"><text:placeholder text:placeholder-type="text">&lt;get_counter('id')&gt;</text:placeholder>)</text:p>
                </table:table-cell>
                <table:table-cell table:style-name="Tabella7.A1" office:value-type="string">
                  <text:p text:style-name="P15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1" office:value-type="string">
                  <text:p text:style-name="P16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3" office:value-type="string">
                  <text:p text:style-name="P13"><text:text-input text:description="&lt;/for&gt;">ends for loop line</text:text-input></text:p>
                  <text:p text:style-name="P13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Esecuzione:</text:p>
          </table:table-cell>
          <table:table-cell table:style-name="Tabella1.A1" office:value-type="string">
            <text:p text:style-name="P18"><text:placeholder text:placeholder-type="text">&lt;o.execution or ''&gt;</text:placeholder></text:p>
          </table:table-cell>
        </table:table-row>
        <table:table-row>
          <table:table-cell table:style-name="Tabella1.A1" office:value-type="string">
            <text:p text:style-name="P3">Esclusioni:</text:p>
          </table:table-cell>
          <table:table-cell table:style-name="Tabella1.A1" office:value-type="string">
            <text:p text:style-name="P18"><text:placeholder text:placeholder-type="text">&lt;o.exclusion or ''&gt;</text:placeholder></text:p>
          </table:table-cell>
        </table:table-row>
        <table:table-row>
          <table:table-cell table:style-name="Tabella1.A1" office:value-type="string">
            <text:p text:style-name="P22">Pagamento:</text:p>
          </table:table-cell>
          <table:table-cell table:style-name="Tabella1.A1" office:value-type="string">
            <text:p text:style-name="P19"><text:placeholder text:placeholder-type="text">&lt;(o.payment_term and o.payment_term.name) or ''&gt;</text:placeholder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">Cordiali saluti</text:p>
          </table:table-cell>
        </table:table-row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">BARCORE S.r.l.</text:p>
          </table:table-cell>
        </table:table-row>
      </table:table>
      <text:p text:style-name="Standard"/>
      <text:p text:style-name="Standard"/>
      <text:p text:style-name="P11">Ai sensi dell’art. 13 D.L. Lgs. 196/2003 La informiamo che i suoi dati sono conservati nel database informatico e cartaceo del titolare del trattamento “BARCORE SRL” e che i suoi dati saranno utilizzati esclusivamente per fini amministrativo-contabili e non verranno divulgati se non a società a noi collegate che trattano la gestione del personale o per fini contabili. Ai sensi dell’art. 7 del citato D. Lgs. Lei ha diritto di conoscere, aggiornare, rettificare e cancellare i suoi dati, nonché di esercitare tutti i restanti diritti ivi previsti, mediante comunicazione scritta alla società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BARCORE S.R.L. - 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 text:style-name="Internet_20_link" text:visited-style-name="Visited_20_Internet_20_Link"><text:span text:style-name="MT3">info@barcore.it</text:span></text:a><text:span text:style-name="MT1"> – </text:span><text:a xlink:type="simple" xlink:href="http://www.barcore.it/" text:style-name="Internet_20_link" text:visited-style-name="Visited_20_Internet_20_Link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1H33M54S</meta:editing-duration>
    <meta:editing-cycles>24</meta:editing-cycles>
    <meta:generator>LibreOffice/4.3.3.2$Linux_X86_64 LibreOffice_project/430m0$Build-2</meta:generator>
    <meta:initial-creator>Nicola Riolini</meta:initial-creator>
    <dc:date>2015-09-03T16:49:04.775527244</dc:date>
    <dc:creator>thebrush </dc:creator>
    <meta:document-statistic meta:table-count="6" meta:image-count="0" meta:object-count="0" meta:page-count="1" meta:paragraph-count="24" meta:word-count="222" meta:character-count="1665" meta:non-whitespace-character-count="1460"/>
    <meta:user-defined meta:name="Info 1"/>
    <meta:user-defined meta:name="Info 2"/>
    <meta:user-defined meta:name="Info 3"/>
    <meta:user-defined meta:name="Info 4"/>
  </office:meta>
</office:document-meta>
</file>